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officeooo:rsid="001fcd1b" officeooo:paragraph-rsid="001fcd1b" style:font-size-asian="10pt" style:font-size-complex="10pt"/>
    </style:style>
    <style:style style:name="P14" style:family="paragraph" style:parent-style-name="Bold">
      <style:text-properties style:font-name="Lubalin Graph1" fo:font-size="10pt" officeooo:rsid="00221490" style:font-size-asian="10pt" style:font-size-complex="10pt"/>
    </style:style>
    <style:style style:name="P15" style:family="paragraph" style:parent-style-name="Bold">
      <style:text-properties style:font-name="Lubalin Graph1" fo:font-size="10pt" officeooo:paragraph-rsid="00221490" style:font-size-asian="10pt" style:font-size-complex="10pt"/>
    </style:style>
    <style:style style:name="P16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7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8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9" style:family="paragraph" style:parent-style-name="Bold">
      <style:text-properties style:font-name="Lubalin Graph1" fo:font-size="10pt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20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21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22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24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5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6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7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8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9" style:family="paragraph" style:parent-style-name="Bold">
      <style:text-properties style:font-name="Lubalin Graph1" fo:font-size="10pt" fo:font-weight="normal" officeooo:rsid="00221490" officeooo:paragraph-rsid="00221490" style:font-weight-asian="normal" style:font-weight-complex="normal"/>
    </style:style>
    <style:style style:name="P30" style:family="paragraph" style:parent-style-name="Bold">
      <style:text-properties style:font-name="Lubalin Graph1" fo:font-size="10pt" officeooo:rsid="00221490" officeooo:paragraph-rsid="00221490"/>
    </style:style>
    <style:style style:name="P31" style:family="paragraph" style:parent-style-name="Standard">
      <style:paragraph-properties fo:margin-top="0in" fo:margin-bottom="0.0201in" loext:contextual-spacing="false" fo:text-align="center" style:justify-single-word="false" fo:padding="0in" fo:border="none"/>
    </style:style>
    <style:style style:name="P32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33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variant="small-caps" fo:font-size="16pt" fo:font-weight="bold" officeooo:rsid="0025f826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style:font-weight-asian="normal" style:font-weight-complex="normal"/>
    </style:style>
    <style:style style:name="T9" style:family="text">
      <style:text-properties fo:font-style="normal" fo:font-weight="normal" style:font-weight-asian="bold"/>
    </style:style>
    <style:style style:name="T10" style:family="text">
      <style:text-properties fo:font-style="normal" fo:font-weight="normal" style:font-size-asian="12pt" style:font-weight-asian="bold"/>
    </style:style>
    <style:style style:name="T11" style:family="text">
      <style:text-properties fo:font-style="normal" fo:font-weight="normal" officeooo:rsid="00217191"/>
    </style:style>
    <style:style style:name="T12" style:family="text">
      <style:text-properties fo:font-style="normal" fo:font-weight="normal" officeooo:rsid="00221490"/>
    </style:style>
    <style:style style:name="T13" style:family="text">
      <style:text-properties fo:font-style="normal" fo:font-weight="bold" style:font-weight-asian="bold" style:font-weight-complex="bold"/>
    </style:style>
    <style:style style:name="T14" style:family="text">
      <style:text-properties fo:font-style="normal" fo:font-weight="bold" style:font-size-asian="12pt" style:font-weight-asian="bold" style:font-weight-complex="bold"/>
    </style:style>
    <style:style style:name="T15" style:family="text">
      <style:text-properties fo:font-style="normal" style:font-size-asian="12pt"/>
    </style:style>
    <style:style style:name="T16" style:family="text">
      <style:text-properties officeooo:rsid="0011471f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2073f" style:font-size-asian="16pt" style:font-weight-asian="bold" style:font-size-complex="16pt" style:font-weight-complex="bold"/>
    </style:style>
    <style:style style:name="T19" style:family="text">
      <style:text-properties officeooo:rsid="0018b5f7"/>
    </style:style>
    <style:style style:name="T20" style:family="text">
      <style:text-properties officeooo:rsid="001a101d"/>
    </style:style>
    <style:style style:name="T21" style:family="text">
      <style:text-properties officeooo:rsid="001bf46d"/>
    </style:style>
    <style:style style:name="T22" style:family="text">
      <style:text-properties officeooo:rsid="001f2d8e"/>
    </style:style>
    <style:style style:name="T23" style:family="text">
      <style:text-properties officeooo:rsid="001f6642"/>
    </style:style>
    <style:style style:name="T24" style:family="text">
      <style:text-properties officeooo:rsid="001fc995"/>
    </style:style>
    <style:style style:name="T25" style:family="text">
      <style:text-properties officeooo:rsid="001fcd1b"/>
    </style:style>
    <style:style style:name="T26" style:family="text">
      <style:text-properties officeooo:rsid="00217191"/>
    </style:style>
    <style:style style:name="T27" style:family="text">
      <style:text-properties officeooo:rsid="00221490"/>
    </style:style>
    <style:style style:name="T28" style:family="text">
      <style:text-properties fo:font-variant="normal" fo:text-transform="none" fo:font-size="16pt" fo:font-weight="normal" officeooo:rsid="0025f826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font-size="16pt" fo:font-weight="bold" officeooo:rsid="0025f826" style:font-size-asian="16pt" style:font-weight-asian="bold" style:font-size-complex="16pt" style:font-weight-complex="bold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3">Marnen E. Laibow-Koser</text:span><text:span text:style-name="T2"><text:line-break/></text:span><text:span text:style-name="T29">246 High Street, Medford, MA 02155</text:span><text:span text:style-name="T17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<text:span text:style-name="T24">Atom, </text:span>Diffly, Director, FileMaker Pro, Finale, GitX, KomodoEdit, Mathematica, Microsoft Office, Microsoft Project, mySQL Tools, NeoOffice, Panorama, Power*Architect, RealProducer, Solo, <text:span text:style-name="T22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6">http://www.marnen.org/resume_m.pdf</text:span><text:span text:style-name="T5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July 2015–present</text:p>
          </table:table-cell>
          <table:table-cell table:style-name="Table2.A1" office:value-type="string">
            <text:p text:style-name="P19">RBM Technologies<text:tab/>Boston, Massachusetts</text:p>
            <text:p text:style-name="P23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6">Thunderbird Productions<text:tab/><text:span text:style-name="T25">Somerville, Massachusetts</text:span></text:p>
            <text:p text:style-name="P24">Freelance developer creating complex Web applications with Ruby on Rails, PHP, ColdFusion, <text:span text:style-name="T21">JavaScript, and CoffeeScript, </text:span>using MySQL and PostgreSQL databases. Also designed and created static websites <text:span text:style-name="T21">and</text:span> produced graphics and streaming audio.</text:p>
            <text:p text:style-name="P10"><text:span text:style-name="T7">Creator and primary developer of Quorum Calendar System (</text:span><text:span text:style-name="T13">http://quorum2.sf.net</text:span><text:span text:style-name="T8">); other open-source contributions available at </text:span><text:span text:style-name="T13">http://github.com/marnen</text:span><text:span text:style-name="T8">.</text:span></text:p>
          </table:table-cell>
        </table:table-row>
        <table:table-row>
          <table:table-cell table:style-name="Table2.A1" office:value-type="string">
            <text:p text:style-name="P12">May–<text:span text:style-name="T23">July</text:span> 2014</text:p>
          </table:table-cell>
          <table:table-cell table:style-name="Table2.A1" office:value-type="string">
            <text:p text:style-name="P18">District Management Council (consulting for Vesume Group)<text:tab/>Boston, Massachusetts</text:p>
            <text:p text:style-name="P22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7">Medullan (consulting for Jobspring Partners)<text:tab/>Cambridge, Massachusetts</text:p>
            <text:p text:style-name="P21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6">November 2012</text:span></text:p>
          </table:table-cell>
          <table:table-cell table:style-name="Table2.A1" office:value-type="string">
            <text:p text:style-name="P16">Teladoc <text:span text:style-name="T20">(consulting for Artsource Consulting)</text:span><text:tab/>Greenwich, Connecticut</text:p>
            <text:p text:style-name="P20">Ruby on Rails developer for telemedicine application built with service-oriented architecture. Created system for exporting medical billing information to EDI 837 claims, <text:span text:style-name="T19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6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7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9"><text:tab/></text:span><text:span text:style-name="T13">New York, New York</text:span></text:p>
            <text:p text:style-name="P20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9"><text:tab/></text:span><text:span text:style-name="T13">New York, New York</text:span><text:span text:style-name="T9"><text:line-break/></text:span>(<text:span text:style-name="T20">consulting</text:span> for Manpower Professional)</text:p>
            <text:p text:style-name="P10"><text:span text:style-name="T5">Ruby on Rails/Microsoft SQL Server developer, maintaining high-profile public-facing websites including </text:span><text:span text:style-name="T6">http://www.travelandleisure.com</text:span><text:span text:style-name="T5"> (13 million page views per month).</text:span></text:p>
          </table:table-cell>
        </table:table-row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9"><text:tab/></text:span><text:span text:style-name="T13">Troy, New York</text:span></text:p>
            <text:p text:style-name="P20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20">consulting</text:span> for RHI Technology)<text:span text:style-name="T9"><text:tab/></text:span><text:span text:style-name="T13">White Plains, New York</text:span></text:p>
            <text:p text:style-name="P20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6">SoftWaveMedia/Zysys Solutions<text:tab/>Irvington, New York</text:p>
            <text:p text:style-name="P24">ColdFusion/mySQL developer for radio advertising broker. Achievements included:</text:p>
            <text:list xml:id="list785840228440406840" text:style-name="L1">
              <text:list-item>
                <text:p text:style-name="P32">introducing and supporting Fusebox framework, including customizing open-source Fusebox documentation tools,</text:p>
              </text:list-item>
              <text:list-item>
                <text:p text:style-name="P32">creating automated Web-based invoice system with XML integration and fuzzy matching,</text:p>
              </text:list-item>
              <text:list-item>
                <text:p text:style-name="P32">designing and building database schemata,</text:p>
              </text:list-item>
              <text:list-item>
                <text:p text:style-name="P32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6">New World Technologies (independent consultancy)<text:tab/>New York, New York</text:p>
            <text:p text:style-name="P15"><text:span text:style-name="T7">ColdFusion/HTML programmer in e-commerce environment. </text:span><text:span text:style-name="T12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6">Omni-Services Corporation<text:tab/>Culpeper, Virginia<text:line-break/>(consulting for Supra Data Systems)</text:p>
            <text:p text:style-name="P10"><text:span text:style-name="T7">ASNA 400 RPG programmer on IBM System/36. </text:span><text:span text:style-name="T11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3392307762761658766" text:style-name="L2">
              <text:list-item>
                <text:p text:style-name="P33">maintaining PCs, AS/400 workstations, <text:span text:style-name="T26">AS/400 fax system, </text:span>bar code equipment, and other hardware,</text:p>
              </text:list-item>
              <text:list-item>
                <text:p text:style-name="P33">implementing bar-code-based package tracking and identification system, including writing narrative descriptions of current and planned procedures, </text:p>
              </text:list-item>
              <text:list-item>
                <text:p text:style-name="P33"><text:span text:style-name="T26">writing, maintaining, and </text:span>documenting custom <text:span text:style-name="T26">shipping, purchasing, and bar code tracking programs</text:span>,</text:p>
              </text:list-item>
              <text:list-item>
                <text:p text:style-name="P33">creating, performing, and reporting on comparative tests of hardware and software,</text:p>
              </text:list-item>
              <text:list-item>
                <text:p text:style-name="P33">working with developer of corporate website on searchable database of products,</text:p>
              </text:list-item>
            </text:list>
          </table:table-cell>
        </table:table-row>
      </table:table>
      <text:p text:style-name="P7"><text:span text:style-name="T27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January 2013–December 2014</text:p>
          </table:table-cell>
          <table:table-cell table:style-name="Table3.A1" office:value-type="string">
            <text:p text:style-name="P30">New England Conservatory of Music<text:tab/>Boston, Massachusetts</text:p>
            <text:p text:style-name="P29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10"><text:tab/></text:span><text:span text:style-name="T14">Burlington, Vermont</text:span></text:p>
            <text:p text:style-name="P28"><text:span text:style-name="T15">Student at </text:span><text:span text:style-name="T14">New Kind of Science Summer School</text:span><text:span text:style-name="T15">, a course in cellular automata and similar complex systems; ﬁnal research project modeled musical form with string substitution systems (see </text:span><text:span text:style-name="T14">http://bit.ly/nks2010mlk)</text:span><text:span text:style-name="T15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10"><text:tab/></text:span><text:span text:style-name="T14">Santa Cruz, California</text:span></text:p>
            <text:p text:style-name="P25">Student at <text:span text:style-name="T6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>Résumé: Marnen E. Laibow-Koser</dc:title>
    <meta:initial-creator>Marnen E. Laibow-Koser</meta:initial-creator>
    <meta:creation-date>2000-09-12T13:29:00</meta:creation-date>
    <dc:creator>Marnen Laibow-Koser</dc:creator>
    <dc:date>2015-10-19T22:55:47.594674000</dc:date>
    <meta:print-date>2011-06-06T22:58:20</meta:print-date>
    <dc:language>en-US</dc:language>
    <meta:editing-cycles>174</meta:editing-cycles>
    <meta:editing-duration>P16DT23H54M35S</meta:editing-duration>
    <meta:printed-by>Marnen Laibow-Koser</meta:printed-by>
    <meta:document-statistic meta:table-count="3" meta:image-count="0" meta:object-count="0" meta:page-count="2" meta:paragraph-count="81" meta:word-count="921" meta:character-count="7048" meta:non-whitespace-character-count="6231"/>
    <meta:user-defined meta:name="Info 1"/>
    <meta:user-defined meta:name="Info 2"/>
    <meta:user-defined meta:name="Info 3"/>
    <meta:user-defined meta:name="Info 4"/>
  </office:meta>
</office:document-meta>
</file>